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E6E00001217A71A5AB3.svm"/>
  <manifest:file-entry manifest:media-type="" manifest:full-path="Pictures/20000007000037EB0000279781FBE8E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
      <style:text-properties fo:font-size="24pt" style:font-size-asian="24pt" style:font-size-complex="24pt"/>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itle/>Programmering – temperatur overvågning</text:p>
      <text:h text:style-name="Heading_20_1" text:outline-level="1"/>
      <text:table-of-content text:style-name="Sect1" text:protected="true" text:name="Indholdsfortegnelse2">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2_Head">
            <text:p text:style-name="Contents_20_Heading">Indholdsfortegnelse</text:p>
          </text:index-title>
          <text:p text:style-name="P4">Opgave beskrivelse<text:tab/>2</text:p>
          <text:p text:style-name="P4">Arduino Forbindelser<text:tab/>2</text:p>
          <text:p text:style-name="P4">Arduino kode<text:tab/>2</text:p>
          <text:p text:style-name="P5">Seriel kommunikation<text:tab/>2</text:p>
          <text:p text:style-name="P5">Temperatur kode<text:tab/>3</text:p>
          <text:p text:style-name="P5">Ethernetnet kode<text:tab/>4</text:p>
          <text:p text:style-name="P5">RTCshield kode<text:tab/>5</text:p>
          <text:p text:style-name="P5">Final Arduino kode<text:tab/>7</text:p>
          <text:p text:style-name="P4">LAMP server<text:tab/>10</text:p>
          <text:p text:style-name="P5">Installation af LAMP<text:tab/>10</text:p>
          <text:p text:style-name="P5">Opsætning af database og basic PHP filer<text:tab/>11</text:p>
          <text:p text:style-name="P6">Opsætning af Database<text:tab/>11</text:p>
          <text:p text:style-name="P6">Opsætning af PHP filer<text:tab/>12</text:p>
          <text:p text:style-name="P7">config.inc.php<text:tab/>12</text:p>
          <text:p text:style-name="P7">save_data.php<text:tab/>13</text:p>
          <text:p text:style-name="P7">index.php<text:tab/>13</text:p>
          <text:p text:style-name="P6">test af database og php filer<text:tab/>14</text:p>
        </text:index-body>
      </text:table-of-content>
      <text:p text:style-name="Text_20_body"/>
      <text:h text:style-name="Heading_20_1" text:outline-level="1"/>
      <text:h text:style-name="P3" text:outline-level="1">Opgave beskrivelse</text:h>
      <text:p text:style-name="Text_20_body">Der skal holdes nøje øje med temperaturen og luft fugtigheden i et rum. Dette gøres via følere og en Real Time Clock. Der tages en sample hvert 10. minut i formatet "TEMPERATUR, FUGTIGHED, TIDSPUNKT". Dette sendes via ethernet til en mySQL server, som er opsat til formålet.</text:p>
      <text:p text:style-name="Text_20_body"/>
      <text:p text:style-name="Text_20_body">Ud fra en tilknyttet hjemmeside vises de sidste nye data som en kurve. Tidshorisenten og gennemsnits værdier for tiden kan styres fra dette website. Denne hjemmeside holder også styr på at de nyeste målinger ikke overskrider en grænse der kan defineres på hjemmesiden. Hvis grænsen bliver overskredet, sender websitet en mail til en forud defineret adresse og ejeren anses derefter for notificeret. Ejeren vil blive ved med at blive kontaktet ved hver ny måling der overskrider grænse værdierne.</text:p>
      <text:p text:style-name="Text_20_body"/>
      <text:p text:style-name="Text_20_body">Der benyttes C til arduino programmet, PHP til websitet og MySQL til databasen, apache som webserver og linux/ubuntu som OS. Nødvendige komponenter: RTC - Real Time Clock, Temperatur/luftfugtigheds-føler, Ethernet shield</text:p>
      <text:p text:style-name="Text_20_body"/>
      <text:h text:style-name="Heading_20_1" text:outline-level="1">Arduino Forbindelser</text:h>
      <text:p text:style-name="Text_20_body">Der skal holdes nøje øje med temperaturen og luft fugtigheden i et rum. Dette gøres via følere og en Real Time Clock. Der tages en sample hvert 10. minut i formatet "TEMPERATUR, FUGTIGHED, TIDSPUNKT". Dette sendes via ethernet til en mySQL server, som er opsat til formålet.</text:p>
      <text:p text:style-name="Text_20_body"/>
      <text:h text:style-name="Heading_20_1" text:outline-level="1">Arduino kode</text:h>
      <text:h text:style-name="Heading_20_2" text:outline-level="2">Seriel kommunikation</text:h>
      <text:p text:style-name="Text_20_body">Dette kode gør det muligt for at skrive beskeder fra Arduino til computeren via seriel kommunikation</text:p>
      <text:p text:style-name="Text_20_body"/>
      <text:p text:style-name="Text_20_body">void setup() {</text:p>
      <text:p text:style-name="Text_20_body"><text:s text:c="2"/>// initialize serial communication at 9600 bits per second:</text:p>
      <text:p text:style-name="Text_20_body"><text:s text:c="2"/>Serial.begin(9600);</text:p>
      <text:p text:style-name="Text_20_body">}</text:p>
      <text:p text:style-name="Text_20_body">void loop() {</text:p>
      <text:p text:style-name="Text_20_body"><text:s text:c="2"/>// print out what's written in the parantheses:</text:p>
      <text:p text:style-name="Text_20_body"><text:s text:c="2"/>Serial.println(buttonState);</text:p>
      <text:p text:style-name="Text_20_body">}</text:p>
      <text:h text:style-name="Heading_20_2" text:outline-level="2"><text:soft-page-break/>Temperatur kode</text:h>
      <text:p text:style-name="Text_20_body">Dette stykke kode benytter sig af en DHT 22 (AM2302) sensor til at måle temperatur og luftfugtighed og derefter sender det ud på den serielle port hver 2 sekund.</text:p>
      <text:p text:style-name="Text_20_body">//Libraries</text:p>
      <text:p text:style-name="Text_20_body">#include &lt;DHT.h&gt;</text:p>
      <text:p text:style-name="Text_20_body"/>
      <text:p text:style-name="Text_20_body">//Constants</text:p>
      <text:p text:style-name="Text_20_body">#define DHTPIN 2 <text:s text:c="4"/>// what pin we're connected to</text:p>
      <text:p text:style-name="Text_20_body">#define DHTTYPE DHT22 <text:s text:c="2"/>// DHT 22 <text:s/>(AM2302)</text:p>
      <text:p text:style-name="Text_20_body">DHT dht(DHTPIN, DHTTYPE); // Initialize DHT sensor for normal 16mhz Arduino</text:p>
      <text:p text:style-name="Text_20_body"/>
      <text:p text:style-name="Text_20_body">//Variables</text:p>
      <text:p text:style-name="Text_20_body">int chk;</text:p>
      <text:p text:style-name="Text_20_body">int hum; <text:s/>//Stores humidity value</text:p>
      <text:p text:style-name="Text_20_body">int temp; //Stores temperature value</text:p>
      <text:p text:style-name="Text_20_body"/>
      <text:p text:style-name="Text_20_body">void setup()</text:p>
      <text:p text:style-name="Text_20_body">{</text:p>
      <text:p text:style-name="Text_20_body"><text:s text:c="6"/><text:tab/>Serial.begin(9600);</text:p>
      <text:p text:style-name="Text_20_body"><text:tab/>dht.begin();</text:p>
      <text:p text:style-name="Text_20_body">}</text:p>
      <text:p text:style-name="Text_20_body"/>
      <text:p text:style-name="Text_20_body">void loop()</text:p>
      <text:p text:style-name="Text_20_body">{</text:p>
      <text:p text:style-name="Text_20_body"><text:s text:c="4"/>//Read data and store it to variables hum and temp</text:p>
      <text:p text:style-name="Text_20_body"><text:s text:c="4"/>hum = dht.readHumidity();</text:p>
      <text:p text:style-name="Text_20_body"><text:s text:c="4"/>temp = dht.readTemperature();</text:p>
      <text:p text:style-name="Text_20_body"><text:s text:c="4"/>//Print temp and humidity values to serial monitor</text:p>
      <text:p text:style-name="Text_20_body"><text:s text:c="4"/>Serial.print("Humidity: ");</text:p>
      <text:p text:style-name="Text_20_body"><text:s text:c="4"/>Serial.print(hum);</text:p>
      <text:p text:style-name="Text_20_body"><text:s text:c="4"/>Serial.print(" %, Temp: ");</text:p>
      <text:p text:style-name="Text_20_body"><text:s text:c="4"/>Serial.print(temp);</text:p>
      <text:p text:style-name="Text_20_body"><text:s text:c="4"/>Serial.println(" Celsius");</text:p>
      <text:p text:style-name="Text_20_body"><text:s text:c="4"/>delay(2000); //Delay 2 sec.</text:p>
      <text:p text:style-name="Text_20_body">}</text:p>
      <text:h text:style-name="Heading_20_2" text:outline-level="2"><text:soft-page-break/>Ethernetnet kode</text:h>
      <text:p text:style-name="Text_20_body">//Libraries</text:p>
      <text:p text:style-name="Text_20_body">#include &lt;Ethernet.h&gt;</text:p>
      <text:p text:style-name="Text_20_body">#include &lt;SPI.h&gt;</text:p>
      <text:p text:style-name="Text_20_body"/>
      <text:p text:style-name="Text_20_body">//Hvis DNS eller udp skal benyttes</text:p>
      <text:p text:style-name="Text_20_body">#include &lt;EthernetUdp.h&gt;</text:p>
      <text:p text:style-name="Text_20_body"/>
      <text:p text:style-name="Text_20_body"/>
      <text:p text:style-name="Text_20_body">//Constants</text:p>
      <text:p text:style-name="Text_20_body">byte mac[] = {0x90, 0xA2, 0xDA, 0x0F, 0x6B, 0x6A}; //reserved MAC address</text:p>
      <text:p text:style-name="Text_20_body">byte ip[] = {192, 168, 127, 159}; //statisk IP</text:p>
      <text:p text:style-name="Text_20_body">byte dnsServer[] = {192, 168, 10, 250};</text:p>
      <text:p text:style-name="Text_20_body">byte gateway[] = {192, 168, 127, 129};</text:p>
      <text:p text:style-name="Text_20_body">byte subnet[] = {255, 255, 255, 128};</text:p>
      <text:p text:style-name="Text_20_body"/>
      <text:p text:style-name="Text_20_body">//IP adresse på Web-serveren</text:p>
      <text:p text:style-name="Text_20_body">IPAddress dthServer(192, 168, 127, 166);</text:p>
      <text:p text:style-name="Text_20_body"/>
      <text:p text:style-name="Text_20_body">//initializere Ethernet Client library</text:p>
      <text:p text:style-name="Text_20_body">EthernetClient client;</text:p>
      <text:p text:style-name="Text_20_body"/>
      <text:p text:style-name="Text_20_body">void setup()</text:p>
      <text:p text:style-name="Text_20_body">{</text:p>
      <text:p text:style-name="Text_20_body"><text:s text:c="2"/>Serial.begin(9600);</text:p>
      <text:p text:style-name="Text_20_body"><text:s text:c="2"/>Ethernet.begin(mac, ip, dnsServer, gateway, subnet);</text:p>
      <text:p text:style-name="Text_20_body">delay(5000);</text:p>
      <text:p text:style-name="Text_20_body">}</text:p>
      <text:p text:style-name="Text_20_body"/>
      <text:p text:style-name="Text_20_body">void loop() </text:p>
      <text:p text:style-name="Text_20_body">{</text:p>
      <text:p text:style-name="Text_20_body"><text:s text:c="2"/>if (client.connect(dthServer, 80)) {</text:p>
      <text:p text:style-name="Text_20_body"><text:s text:c="2"/>Serial.println("connected"); </text:p>
      <text:p text:style-name="Text_20_body">//Make a HTTP request</text:p>
      <text:p text:style-name="Text_20_body"><text:s text:c="2"/>client.print("POST /save_data.php?");</text:p>
      <text:p text:style-name="Text_20_body"><text:soft-page-break/><text:s text:c="2"/>client.print("time=");</text:p>
      <text:p text:style-name="Text_20_body"><text:s text:c="2"/>client.print("15000");</text:p>
      <text:p text:style-name="Text_20_body"><text:s text:c="2"/>client.print("&amp;t=");</text:p>
      <text:p text:style-name="Text_20_body"><text:s text:c="2"/>client.print(temp);</text:p>
      <text:p text:style-name="Text_20_body"><text:s text:c="2"/>client.print("&amp;h=");</text:p>
      <text:p text:style-name="Text_20_body"><text:s text:c="2"/>client.print(hum);</text:p>
      <text:p text:style-name="Text_20_body"><text:s text:c="2"/>client.println(" HTTP/1.1");</text:p>
      <text:p text:style-name="Text_20_body"><text:s text:c="2"/>client.print("Host: "); //server address again</text:p>
      <text:p text:style-name="Text_20_body"><text:s text:c="2"/>client.println(dthServer);</text:p>
      <text:p text:style-name="Text_20_body"><text:s text:c="2"/>client.println("Connection: close");</text:p>
      <text:p text:style-name="Text_20_body"><text:s text:c="2"/>client.println();</text:p>
      <text:p text:style-name="Text_20_body"><text:s text:c="2"/>client.println();</text:p>
      <text:p text:style-name="Text_20_body"><text:s text:c="2"/>client.stop();</text:p>
      <text:p text:style-name="Text_20_body"><text:s text:c="2"/>} </text:p>
      <text:p text:style-name="Text_20_body"><text:s text:c="2"/>else </text:p>
      <text:p text:style-name="Text_20_body"><text:s text:c="2"/>{</text:p>
      <text:p text:style-name="Text_20_body">//couldn't connect to server</text:p>
      <text:p text:style-name="Text_20_body"><text:s text:c="2"/>Serial.println(" --&gt; connection failed/n ");</text:p>
      <text:p text:style-name="Text_20_body"><text:s text:c="2"/>}</text:p>
      <text:p text:style-name="Text_20_body">}</text:p>
      <text:h text:style-name="Heading_20_2" text:outline-level="2">RTCshield kode</text:h>
      <text:p text:style-name="Text_20_body">Ved dette stykke kode benyttes en Maxim DS1307 Real Time Clock.</text:p>
      <text:p text:style-name="Text_20_body">// Date and time functions using a DS1307 RTC connected via I2C and Wire lib</text:p>
      <text:p text:style-name="Text_20_body">SCL skal tilsluttes pin A5 og SDA skal tilsluttes pin A4</text:p>
      <text:p text:style-name="Text_20_body"/>
      <text:p text:style-name="Text_20_body">#include &lt;Wire.h&gt;</text:p>
      <text:p text:style-name="Text_20_body">#include "RTClib.h"</text:p>
      <text:p text:style-name="Text_20_body"/>
      <text:p text:style-name="Text_20_body">RTC_DS1307 RTC;</text:p>
      <text:p text:style-name="Text_20_body"/>
      <text:p text:style-name="Text_20_body">/*RTC uses pins</text:p>
      <text:p text:style-name="Text_20_body">PIN A5 for SCL</text:p>
      <text:p text:style-name="Text_20_body">PIN A4 for SDA</text:p>
      <text:p text:style-name="Text_20_body">*/</text:p>
      <text:p text:style-name="Text_20_body"><text:soft-page-break/></text:p>
      <text:p text:style-name="Text_20_body">void setup () {</text:p>
      <text:p text:style-name="Text_20_body"><text:s text:c="4"/>Serial.begin(9600);</text:p>
      <text:p text:style-name="Text_20_body"><text:s text:c="4"/>Wire.begin();</text:p>
      <text:p text:style-name="Text_20_body"><text:s text:c="4"/>RTC.begin();</text:p>
      <text:p text:style-name="Text_20_body"/>
      <text:p text:style-name="Text_20_body"><text:s text:c="2"/>if (! RTC.isrunning()) {</text:p>
      <text:p text:style-name="Text_20_body"><text:s text:c="4"/>Serial.println("RTC is NOT running!");</text:p>
      <text:p text:style-name="Text_20_body"><text:s text:c="4"/>// following line sets the RTC to the date &amp; time this sketch was compiled</text:p>
      <text:p text:style-name="Text_20_body"><text:s text:c="4"/>RTC.adjust(DateTime(__DATE__, __TIME__));</text:p>
      <text:p text:style-name="Text_20_body"><text:s text:c="2"/>}</text:p>
      <text:p text:style-name="Text_20_body">}</text:p>
      <text:p text:style-name="Text_20_body"/>
      <text:p text:style-name="Text_20_body">void loop () </text:p>
      <text:p text:style-name="Text_20_body">{</text:p>
      <text:p text:style-name="Text_20_body"><text:s text:c="4"/>DateTime now = RTC.now();</text:p>
      <text:p text:style-name="Text_20_body"><text:s text:c="4"/></text:p>
      <text:p text:style-name="Text_20_body"><text:s text:c="4"/>Serial.print(now.year(), DEC);</text:p>
      <text:p text:style-name="Text_20_body"><text:s text:c="4"/>Serial.print('/');</text:p>
      <text:p text:style-name="Text_20_body"><text:s text:c="4"/>Serial.print(now.month(), DEC);</text:p>
      <text:p text:style-name="Text_20_body"><text:s text:c="4"/>Serial.print('/');</text:p>
      <text:p text:style-name="Text_20_body"><text:s text:c="4"/>Serial.print(now.day(), DEC);</text:p>
      <text:p text:style-name="Text_20_body"><text:s text:c="4"/>Serial.print(' ');</text:p>
      <text:p text:style-name="Text_20_body"><text:s text:c="4"/>Serial.print(now.hour(), DEC);</text:p>
      <text:p text:style-name="Text_20_body"><text:s text:c="4"/>Serial.print(':');</text:p>
      <text:p text:style-name="Text_20_body"><text:s text:c="4"/>Serial.print(now.minute(), DEC);</text:p>
      <text:p text:style-name="Text_20_body"><text:s text:c="4"/>Serial.print(':');</text:p>
      <text:p text:style-name="Text_20_body"><text:s text:c="4"/>Serial.print(now.second(), DEC);</text:p>
      <text:p text:style-name="Text_20_body"><text:s text:c="4"/>Serial.println();</text:p>
      <text:p text:style-name="Text_20_body"><text:s text:c="4"/></text:p>
      <text:p text:style-name="Text_20_body"><text:s text:c="4"/>Serial.print(" since midnight 1/1/1970 = ");</text:p>
      <text:p text:style-name="Text_20_body"><text:s text:c="4"/>Serial.print(now.unixtime());</text:p>
      <text:p text:style-name="Text_20_body"><text:s text:c="4"/>Serial.print("s");</text:p>
      <text:p text:style-name="Text_20_body"/>
      <text:p text:style-name="Text_20_body"><text:s text:c="4"/></text:p>
      <text:p text:style-name="Text_20_body"><text:soft-page-break/><text:s text:c="4"/>Serial.println();</text:p>
      <text:p text:style-name="Text_20_body"><text:s text:c="4"/>delay(3000);</text:p>
      <text:p text:style-name="Text_20_body">} <text:s text:c="3"/></text:p>
      <text:h text:style-name="Heading_20_2" text:outline-level="2">Final Arduino kode</text:h>
      <text:p text:style-name="Text_20_body">//Libraries</text:p>
      <text:p text:style-name="Text_20_body">#include &lt;DHT.h&gt;</text:p>
      <text:p text:style-name="Text_20_body">#include &lt;Ethernet.h&gt;</text:p>
      <text:p text:style-name="Text_20_body">#include &lt;SPI.h&gt;</text:p>
      <text:p text:style-name="Text_20_body">#include &lt;Wire.h&gt;</text:p>
      <text:p text:style-name="Text_20_body">#include "RTClib.h"</text:p>
      <text:p text:style-name="Text_20_body"/>
      <text:p text:style-name="Text_20_body">//Constants</text:p>
      <text:p text:style-name="Text_20_body">#define DHTPIN 2 <text:s text:c="4"/>// what pin we're connected to</text:p>
      <text:p text:style-name="Text_20_body">#define DHTTYPE DHT22 <text:s text:c="2"/>// DHT 22 <text:s/>(AM2302)</text:p>
      <text:p text:style-name="Text_20_body">DHT dht(DHTPIN, DHTTYPE); // Initialize DHT sensor for normal 16mhz Arduino</text:p>
      <text:p text:style-name="Text_20_body"/>
      <text:p text:style-name="Text_20_body">//Variables</text:p>
      <text:p text:style-name="Text_20_body">int chk;</text:p>
      <text:p text:style-name="Text_20_body">int hum; <text:s/>//Stores humidity value</text:p>
      <text:p text:style-name="Text_20_body">int temp; //Stores temperature value</text:p>
      <text:p text:style-name="Text_20_body">long t;</text:p>
      <text:p text:style-name="Text_20_body"/>
      <text:p text:style-name="Text_20_body">//Constants</text:p>
      <text:p text:style-name="Text_20_body">byte mac[] = {0x90, 0xA2, 0xDA, 0x0F, 0x6B, 0x6A}; //reserved MAC address</text:p>
      <text:p text:style-name="Text_20_body">byte ip[] = {192, 168, 127, 159}; //statisk IP</text:p>
      <text:p text:style-name="Text_20_body">byte dnsServer[] = {192, 168, 10, 250};</text:p>
      <text:p text:style-name="Text_20_body">byte gateway[] = {192, 168, 127, 129};</text:p>
      <text:p text:style-name="Text_20_body">byte subnet[] = {255, 255, 255, 128};</text:p>
      <text:p text:style-name="Text_20_body"/>
      <text:p text:style-name="Text_20_body">//IP adresse på Web-serveren</text:p>
      <text:p text:style-name="Text_20_body">IPAddress dthServer(192, 168, 127, 166);</text:p>
      <text:p text:style-name="Text_20_body"/>
      <text:p text:style-name="Text_20_body">//initializere Ethernet Client library</text:p>
      <text:p text:style-name="Text_20_body">EthernetClient client;</text:p>
      <text:p text:style-name="Text_20_body"><text:soft-page-break/></text:p>
      <text:p text:style-name="Text_20_body">RTC_DS1307 RTC;</text:p>
      <text:p text:style-name="Text_20_body"/>
      <text:p text:style-name="Text_20_body">/*RTC uses pins</text:p>
      <text:p text:style-name="Text_20_body">PIN A5 for SCL</text:p>
      <text:p text:style-name="Text_20_body">PIN A4 for SDA</text:p>
      <text:p text:style-name="Text_20_body">*/</text:p>
      <text:p text:style-name="Text_20_body"/>
      <text:p text:style-name="Text_20_body">void setup()</text:p>
      <text:p text:style-name="Text_20_body">{</text:p>
      <text:p text:style-name="Text_20_body">//Seriel kommunikation</text:p>
      <text:p text:style-name="Text_20_body"><text:s text:c="2"/>Serial.begin(9600);</text:p>
      <text:p text:style-name="Text_20_body"><text:s text:c="2"/></text:p>
      <text:p text:style-name="Text_20_body">//temperatur sensor start</text:p>
      <text:p text:style-name="Text_20_body"><text:s text:c="2"/>dht.begin();</text:p>
      <text:p text:style-name="Text_20_body"><text:s text:c="2"/></text:p>
      <text:p text:style-name="Text_20_body">//Ethernet start</text:p>
      <text:p text:style-name="Text_20_body"><text:s text:c="2"/>Ethernet.begin(mac, ip, dnsServer, gateway, subnet);</text:p>
      <text:p text:style-name="Text_20_body"/>
      <text:p text:style-name="Text_20_body">//I2C startes</text:p>
      <text:p text:style-name="Text_20_body"><text:s text:c="2"/>Wire.begin();</text:p>
      <text:p text:style-name="Text_20_body"/>
      <text:p text:style-name="Text_20_body">//Real time clock startes</text:p>
      <text:p text:style-name="Text_20_body"><text:s text:c="2"/>RTC.begin();</text:p>
      <text:p text:style-name="Text_20_body"/>
      <text:p text:style-name="Text_20_body">//RTC indstilles til tidspunktet for compiling af dette program</text:p>
      <text:p text:style-name="Text_20_body"><text:s text:c="2"/>if (! RTC.isrunning()) {</text:p>
      <text:p text:style-name="Text_20_body"><text:s text:c="4"/>Serial.println("RTC is NOT running!");</text:p>
      <text:p text:style-name="Text_20_body"><text:s text:c="2"/>// following line sets the RTC to the date &amp; time this sketch was compiled</text:p>
      <text:p text:style-name="Text_20_body"><text:s text:c="4"/>RTC.adjust(DateTime(__DATE__, __TIME__));</text:p>
      <text:p text:style-name="Text_20_body"><text:s text:c="2"/>} <text:s/></text:p>
      <text:p text:style-name="Text_20_body">}</text:p>
      <text:p text:style-name="Text_20_body"/>
      <text:p text:style-name="Text_20_body">void loop()</text:p>
      <text:p text:style-name="Text_20_body">{</text:p>
      <text:p text:style-name="Text_20_body"><text:soft-page-break/>//Read data and store it to variables hum and temp</text:p>
      <text:p text:style-name="Text_20_body"><text:s text:c="2"/>hum = dht.readHumidity();</text:p>
      <text:p text:style-name="Text_20_body"><text:s text:c="2"/>temp = dht.readTemperature();</text:p>
      <text:p text:style-name="Text_20_body">//Print temp and humidity values to serial monitor</text:p>
      <text:p text:style-name="Text_20_body"><text:s text:c="2"/>Serial.print("Humidity: ");</text:p>
      <text:p text:style-name="Text_20_body"><text:s text:c="2"/>Serial.print(hum);</text:p>
      <text:p text:style-name="Text_20_body"><text:s text:c="2"/>Serial.print(" %, Temp: ");</text:p>
      <text:p text:style-name="Text_20_body"><text:s text:c="2"/>Serial.print(temp);</text:p>
      <text:p text:style-name="Text_20_body"><text:s text:c="2"/>Serial.println(" Celsius");</text:p>
      <text:p text:style-name="Text_20_body"/>
      <text:p text:style-name="Text_20_body">//Get RTC time</text:p>
      <text:p text:style-name="Text_20_body"><text:s text:c="2"/>DateTime now = RTC.now();</text:p>
      <text:p text:style-name="Text_20_body"><text:s text:c="4"/></text:p>
      <text:p text:style-name="Text_20_body"><text:s text:c="2"/>Serial.print(now.year(), DEC);</text:p>
      <text:p text:style-name="Text_20_body"><text:s text:c="2"/>Serial.print('/');</text:p>
      <text:p text:style-name="Text_20_body"><text:s text:c="2"/>Serial.print(now.month(), DEC);</text:p>
      <text:p text:style-name="Text_20_body"><text:s text:c="2"/>Serial.print('/');</text:p>
      <text:p text:style-name="Text_20_body"><text:s text:c="2"/>Serial.print(now.day(), DEC);</text:p>
      <text:p text:style-name="Text_20_body"><text:s text:c="2"/>Serial.print(' ');</text:p>
      <text:p text:style-name="Text_20_body"><text:s text:c="2"/>Serial.print(now.hour(), DEC);</text:p>
      <text:p text:style-name="Text_20_body"><text:s text:c="2"/>Serial.print(':');</text:p>
      <text:p text:style-name="Text_20_body"><text:s text:c="2"/>Serial.print(now.minute(), DEC);</text:p>
      <text:p text:style-name="Text_20_body"><text:s text:c="2"/>Serial.print(':');</text:p>
      <text:p text:style-name="Text_20_body"><text:s text:c="2"/>Serial.print(now.second(), DEC);</text:p>
      <text:p text:style-name="Text_20_body"><text:s text:c="2"/>Serial.println();</text:p>
      <text:p text:style-name="Text_20_body"><text:s text:c="4"/></text:p>
      <text:p text:style-name="Text_20_body"><text:s text:c="2"/>Serial.print(" since midnight 1/1/1970 = ");</text:p>
      <text:p text:style-name="Text_20_body"><text:s text:c="2"/>Serial.print(now.unixtime());</text:p>
      <text:p text:style-name="Text_20_body"><text:s text:c="2"/>t = now.unixtime();</text:p>
      <text:p text:style-name="Text_20_body"><text:s text:c="2"/>Serial.print("s");</text:p>
      <text:p text:style-name="Text_20_body"><text:s text:c="2"/>Serial.println();</text:p>
      <text:p text:style-name="Text_20_body"/>
      <text:p text:style-name="Text_20_body">//Send data to the webserver</text:p>
      <text:p text:style-name="Text_20_body"><text:s text:c="2"/>if (client.connect(dthServer, 80)) {</text:p>
      <text:p text:style-name="Text_20_body"><text:s text:c="2"/>Serial.println("connected"); </text:p>
      <text:p text:style-name="Text_20_body"><text:soft-page-break/>//Make a HTTP request</text:p>
      <text:p text:style-name="Text_20_body"><text:s text:c="2"/>client.print("POST /save_data.php?");</text:p>
      <text:p text:style-name="Text_20_body"><text:s text:c="2"/>client.print("time=");</text:p>
      <text:p text:style-name="Text_20_body"><text:s text:c="2"/>client.print(t);</text:p>
      <text:p text:style-name="Text_20_body"><text:s text:c="2"/>client.print("&amp;t=");</text:p>
      <text:p text:style-name="Text_20_body"><text:s text:c="2"/>client.print(temp);</text:p>
      <text:p text:style-name="Text_20_body"><text:s text:c="2"/>client.print("&amp;h=");</text:p>
      <text:p text:style-name="Text_20_body"><text:s text:c="2"/>client.print(hum);</text:p>
      <text:p text:style-name="Text_20_body"><text:s text:c="2"/>client.println(" HTTP/1.1");</text:p>
      <text:p text:style-name="Text_20_body"><text:s text:c="2"/>client.print("Host: "); //server address again</text:p>
      <text:p text:style-name="Text_20_body"><text:s text:c="2"/>client.println(dthServer);</text:p>
      <text:p text:style-name="Text_20_body"><text:s text:c="2"/>client.println("Connection: close");</text:p>
      <text:p text:style-name="Text_20_body"><text:s text:c="2"/>client.println();</text:p>
      <text:p text:style-name="Text_20_body"><text:s text:c="2"/>client.println();</text:p>
      <text:p text:style-name="Text_20_body"><text:s text:c="2"/>client.stop();</text:p>
      <text:p text:style-name="Text_20_body"><text:s text:c="2"/>} </text:p>
      <text:p text:style-name="Text_20_body"><text:s text:c="2"/>else </text:p>
      <text:p text:style-name="Text_20_body"><text:s text:c="2"/>{</text:p>
      <text:p text:style-name="Text_20_body">//couldn't connect to server</text:p>
      <text:p text:style-name="Text_20_body"><text:s text:c="2"/>Serial.println(" --&gt; connection failed/n ");</text:p>
      <text:p text:style-name="Text_20_body"><text:s text:c="2"/>} <text:s text:c="3"/></text:p>
      <text:p text:style-name="Text_20_body"/>
      <text:p text:style-name="Text_20_body">//wait until next sending</text:p>
      <text:p text:style-name="Text_20_body">//waiting 60 seconds</text:p>
      <text:p text:style-name="Text_20_body">delay(60000);</text:p>
      <text:p text:style-name="Text_20_body">Serial.println();</text:p>
      <text:p text:style-name="Text_20_body"/>
      <text:p text:style-name="Text_20_body">}</text:p>
      <text:h text:style-name="Heading_20_1" text:outline-level="1">LAMP server</text:h>
      <text:p text:style-name="Text_20_body">LAMP står for Linux, Apache, MySQL, PHP (argumenter kan laves for at P'et også står for Perl eller Python) server. Dette er en pakke der inderholder alt hvad en minimalistisk avanceret webserver bør indeholde.</text:p>
      <text:h text:style-name="Heading_20_2" text:outline-level="2">Installation af LAMP</text:h>
      <text:p text:style-name="Text_20_body">I dette tilfælde er der valgt at installere en Ubuntu server. Denne er valgt fordi vi har arbejdet i den før og jeg fandt en guide på nettet. Link her: <text:soft-page-break/><text:a xlink:type="simple" xlink:href="https://www.digitalocean.com/community/tutorials/how-to-install-linux-apache-mysql-php-lamp-stack-on-ubuntu" text:style-name="Internet_20_link" text:visited-style-name="Visited_20_Internet_20_Link">https://www.digitalocean.com/community/tutorials/how-to-install-linux-apache-mysql-php-lamp-stack-on-ubuntu</text:a></text:p>
      <text:p text:style-name="Text_20_body"/>
      <text:p text:style-name="Text_20_body">Dette installeres på en virtuel maskine der kører lokalt på min VMware workstation. Maskinen kører med 1 core, 1 GB ram og 20 GB HDD og bridged til netværket. Der installeres fra en ISO fil der hedder ”ubuntu-14.04.5-desktop-amd64+mac.iso”</text:p>
      <text:p text:style-name="Text_20_body">Der sættes op med dansk tastatur og statisk IP, der i dette tilfælde er 192.168.127.166</text:p>
      <text:p text:style-name="Text_20_body">En bruger ved navn Rasmus og password ”password” oprettes. Dette er kun acceptabelt fordi det er en test server, der ikke kan tilgås udefra.</text:p>
      <text:p text:style-name="Text_20_body">Når MySQL databasen oprettes benyttes ”password” som Password. Igen test server</text:p>
      <text:p text:style-name="Text_20_body">Via kommandoen </text:p>
      <text:p text:style-name="Text_20_body">suo nano /var/www/html/info.php</text:p>
      <text:p text:style-name="Text_20_body">oprettes en php fil i var/www/html mappen. I denne fil skriver vi</text:p>
      <text:p text:style-name="Text_20_body"/>
      <text:p text:style-name="Text_20_body">&lt;?php</text:p>
      <text:p text:style-name="Text_20_body">phpinfo();</text:p>
      <text:p text:style-name="Text_20_body">?&gt;</text:p>
      <text:p text:style-name="Text_20_body"/>
      <text:p text:style-name="Text_20_body">og gemmer. Vi kan nu i en browser indtaste ServerensIP/info.php og vi for et dokument frem der viser at php kører.</text:p>
      <text:p text:style-name="Text_20_body">Derefter installere vi PHPmyAdmin via følgende guide</text:p>
      <text:p text:style-name="Text_20_body">https://www.digitalocean.com/community/tutorials/how-to-install-and-secure-phpmyadmin-on-ubuntu-14-04</text:p>
      <text:h text:style-name="Heading_20_2" text:outline-level="2">Opsætning af database og basic PHP filer</text:h>
      <text:h text:style-name="Heading_20_3" text:outline-level="3">Opsætning af Database</text:h>
      <text:p text:style-name="Text_20_body">Vi kan nu logge ind via en browser ved brug af adressen <text:a xlink:type="simple" xlink:href="http://serverensIP/phpmyadmin" text:style-name="Internet_20_link" text:visited-style-name="Visited_20_Internet_20_Link">http://serverensIP/phpmyadmin</text:a></text:p>
      <text:p text:style-name="Text_20_body">Vi logger ind med root og password.</text:p>
      <text:p text:style-name="Text_20_body">Vi går nu ind på menuen Databaser og opretter en ny database med navnet Room1_dth. Denne skal oprettes med 3 colonner med henholdsvis time, t og h. Disse sættes til at være integers. Til sidst skal der oprettes en primær nøgle til time kolonnen så der ikke kan komme duplicater af denne.</text:p>
      <text:p text:style-name="Text_20_body"><draw:frame draw:style-name="fr1" draw:name="grafik1" text:anchor-type="paragraph" svg:width="15.983cm" svg:height="4.63cm" draw:z-index="0"><draw:image xlink:href="Pictures/2000000700003E6E00001217A71A5AB3.svm" xlink:type="simple" xlink:show="embed" xlink:actuate="onLoad"/></draw:frame><text:soft-page-break/></text:p>
      <text:h text:style-name="Heading_20_3" text:outline-level="3">Opsætning af PHP filer</text:h>
      <text:p text:style-name="Text_20_body">Vi skal have sat 2 php filer op til overførsel af værdier fra Arduino enheden til databasen. </text:p>
      <text:p text:style-name="Text_20_body">config.inc.php, den indeholder database- og tabel navn, brugernavn, password og host til databasen. Det er praktisk da disse formentlig skal bruges i andre php filer.</text:p>
      <text:p text:style-name="Text_20_body">save_data.php programmet der gemmer de modtagne data i databasen.</text:p>
      <text:h text:style-name="Heading_20_4" text:outline-level="4">config.inc.php</text:h>
      <text:p text:style-name="Text_20_body">&lt;?php</text:p>
      <text:p text:style-name="Text_20_body">$dbhost = 'localhost';</text:p>
      <text:p text:style-name="Text_20_body">$dbuser = 'root';</text:p>
      <text:p text:style-name="Text_20_body">$dbpass = 'password';</text:p>
      <text:p text:style-name="Text_20_body">$name <text:s text:c="2"/>= 'Room1_dth';</text:p>
      <text:p text:style-name="Text_20_body">$table <text:s text:c="3"/>= 'datalog';</text:p>
      <text:p text:style-name="Text_20_body"/>
      <text:p text:style-name="Text_20_body"><text:tab/>function Connection(){<text:line-break/><text:tab/><text:tab/>$server="localhost";<text:line-break/><text:tab/><text:tab/>$user="root";<text:line-break/><text:tab/><text:tab/>$pass="password";<text:line-break/><text:tab/><text:tab/>$db="Room1_dth";<text:line-break/><text:tab/> <text:s text:c="2"/><text:tab/><text:line-break/><text:tab/><text:tab/>$connection = mysql_connect($server, $user, $pass);<text:line-break/><text:line-break/><text:tab/><text:tab/>if (!$connection) {<text:line-break/><text:tab/> <text:s text:c="3"/><text:tab/>die('MySQL ERROR: ' . mysql_error());<text:line-break/><text:tab/><text:tab/>}<text:line-break/><text:tab/><text:tab/><text:line-break/><text:tab/><text:tab/>mysql_select_db($db) or die( 'MySQL ERROR: '. mysql_error() );<text:line-break/><text:line-break/><text:tab/><text:tab/>return $connection;<text:line-break/><text:tab/>}</text:p>
      <text:p text:style-name="Text_20_body">?&gt;</text:p>
      <text:h text:style-name="Heading_20_4" text:outline-level="4"><text:soft-page-break/>save_data.php</text:h>
      <text:p text:style-name="Text_20_body">&lt;?php</text:p>
      <text:p text:style-name="Text_20_body">require_once 'config/config.inc.php';</text:p>
      <text:p text:style-name="Text_20_body"><text:tab/>$time = $_REQUEST['time'];</text:p>
      <text:p text:style-name="Text_20_body"><text:tab/>$t = $_REQUEST['t'];</text:p>
      <text:p text:style-name="Text_20_body"><text:tab/>$h = $_REQUEST['h'];</text:p>
      <text:p text:style-name="Text_20_body">//open database</text:p>
      <text:p text:style-name="Text_20_body"><text:tab/>$conn = mysql_connect($dbhost, $dbuser, $dbpass) or die('error connecting to MySQL');</text:p>
      <text:p text:style-name="Text_20_body"><text:tab/>mysql_select_db($dbname, $conn);</text:p>
      <text:p text:style-name="Text_20_body">//insert data into mysql database</text:p>
      <text:p text:style-name="Text_20_body"><text:tab/>$sql = ”INSERT INTO $dbtable(time, t, h) VALUES('$time', '$t', '$h')”;</text:p>
      <text:p text:style-name="Text_20_body"><text:tab/>$result = mysql_query($sql);</text:p>
      <text:p text:style-name="Text_20_body">mysql_close($conn);</text:p>
      <text:p text:style-name="Text_20_body"/>
      <text:p text:style-name="Text_20_body">?&gt;</text:p>
      <text:h text:style-name="Heading_20_4" text:outline-level="4">index.php</text:h>
      <text:p text:style-name="Text_20_body">&lt;?php<text:line-break/><text:line-break/><text:tab/>include("config.inc.php.php"); <text:tab/><text:line-break/><text:tab/><text:line-break/><text:tab/>$link=Connection();<text:line-break/><text:line-break/><text:tab/>$result=mysql_query("SELECT * FROM `datalog` ORDER BY `time` DESC", $link);<text:line-break/>?&gt;<text:line-break/><text:line-break/>&lt;html&gt;<text:line-break/> <text:s text:c="2"/>&lt;head&gt;<text:line-break/> <text:s text:c="5"/>&lt;title&gt;Sensor Data&lt;/title&gt;<text:line-break/> <text:s text:c="2"/>&lt;/head&gt;<text:line-break/>&lt;body&gt;<text:line-break/> <text:s text:c="2"/>&lt;h1&gt;Temperature / moisture sensor readings&lt;/h1&gt;<text:line-break/><text:line-break/> <text:s text:c="2"/>&lt;table border="1" cellspacing="1" cellpadding="1"&gt;<text:line-break/><text:tab/><text:tab/>&lt;tr&gt;<text:line-break/><text:tab/><text:tab/><text:tab/>&lt;td&gt;&amp;nbsp;Timestamp in Unixtime&amp;nbsp;&lt;/td&gt;<text:line-break/><text:tab/><text:tab/><text:tab/>&lt;td&gt;&amp;nbsp;Temperature 1&amp;nbsp;&lt;/td&gt;<text:line-break/><text:tab/><text:tab/><text:tab/>&lt;td&gt;&amp;nbsp;Moisture 1&amp;nbsp;&lt;/td&gt;<text:line-break/><text:tab/><text:tab/>&lt;/tr&gt;<text:line-break/><text:line-break/> <text:s text:c="5"/>&lt;?php <text:line-break/><text:tab/><text:tab/> <text:s/>if($result!==FALSE){<text:line-break/><text:tab/><text:tab/> <text:s text:c="4"/>while($row = mysql_fetch_array($result)) {<text:line-break/><text:soft-page-break/><text:tab/><text:tab/> <text:s text:c="7"/>printf("&lt;tr&gt;&lt;td&gt; &amp;nbsp;%s &lt;/td&gt;&lt;td&gt; &amp;nbsp;%s&amp;nbsp; &lt;/td&gt;&lt;td&gt; &amp;nbsp;%s&amp;nbsp; &lt;/td&gt;&lt;/tr&gt;", <text:line-break/><text:tab/><text:tab/> <text:s text:c="10"/>$row["time"], $row["t"], $row["h"]);<text:line-break/><text:tab/><text:tab/> <text:s text:c="4"/>}<text:line-break/><text:tab/><text:tab/> <text:s text:c="4"/>mysql_free_result($result);<text:line-break/><text:tab/><text:tab/> <text:s text:c="4"/>mysql_close();<text:line-break/><text:tab/><text:tab/> <text:s/>}<text:line-break/> <text:s text:c="5"/>?&gt;<text:line-break/><text:line-break/> <text:s text:c="2"/>&lt;/table&gt;<text:line-break/>&lt;/body&gt;<text:line-break/>&lt;/html&gt;</text:p>
      <text:h text:style-name="Heading_20_3" text:outline-level="3">test af database og php filer</text:h>
      <text:p text:style-name="Text_20_body">Vi kan nu i en browser skrive <text:a xlink:type="simple" xlink:href="http://serverensIP/config/save_data.php?time=1378400042&amp;t=278&amp;h=435" text:style-name="Internet_20_link" text:visited-style-name="Visited_20_Internet_20_Link">http://serverensIP/config/save_data.php?time=1378400042&amp;t=278&amp;h=435</text:a></text:p>
      <text:p text:style-name="Text_20_body">Hvis det hele er sat rigtig op, skulle følgende værdier gerne være indtastet i databasen</text:p>
      <text:p text:style-name="Text_20_body"/>
      <text:p text:style-name="Text_20_body">time = 1378400042</text:p>
      <text:p text:style-name="Text_20_body">t = 278</text:p>
      <text:p text:style-name="Text_20_body">h = 435</text:p>
      <text:p text:style-name="Text_20_body"><draw:frame draw:style-name="fr1" draw:name="grafik2" text:anchor-type="paragraph" svg:width="14.316cm" svg:height="10.135cm" draw:z-index="1"><draw:image xlink:href="Pictures/20000007000037EB0000279781FBE8EE.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Objekt_20_med_20_pilespids" style:display-name="Objekt med pilespids" style:family="paragraph" style:parent-style-name="Standard"/>
    <style:style style:name="Objekt_20_med_20_skygge" style:display-name="Objekt med skygge" style:family="paragraph" style:parent-style-name="Standard"/>
    <style:style style:name="Objekt_20_uden_20_fyld" style:display-name="Objekt uden fyld" style:family="paragraph" style:parent-style-name="Standard"/>
    <style:style style:name="Objekter_20_uden_20_fyld_20_og_20_streg" style:display-name="Objekter uden fyld og streg" style:family="paragraph" style:parent-style-name="Standard"/>
    <style:style style:name="Text" style:family="paragraph" style:parent-style-name="Caption" style:class="extra"/>
    <style:style style:name="Lige_20_margener_20_i_20_brødtekst" style:display-name="Lige margener i brødtekst"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Overskrift1" style:family="paragraph" style:parent-style-name="Standard">
      <style:paragraph-properties fo:margin-top="0.42cm" fo:margin-bottom="0.21cm"/>
    </style:style>
    <style:style style:name="Overskrift2" style:family="paragraph" style:parent-style-name="Standard">
      <style:paragraph-properties fo:margin-top="0.42cm" fo:margin-bottom="0.21cm"/>
    </style:style>
    <style:style style:name="Mållinje" style:family="paragraph" style:parent-style-name="Standard"/>
    <style:style style:name="Standard_7e_LT_7e_Gliederung_20_1" style:display-name="Standard~LT~Gliederung 1" style:family="paragraph">
      <style:paragraph-properties fo:margin-top="0cm" fo:margin-bottom="0.499cm" fo:text-align="start" style:justify-single-word="false" style:text-autospace="none" style:writing-mode="lr-tb"/>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fo:margin-top="0cm" fo:margin-bottom="0.3cm"/>
      <style:text-properties fo:font-size="20pt" style:font-size-asian="20pt" style:font-size-complex="20pt"/>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Baggrundsobjekter" style:family="paragraph">
      <style:paragraph-properties style:text-autospace="none"/>
      <style:text-properties style:letter-kerning="true"/>
    </style:style>
    <style:style style:name="Baggrund" style:family="paragraph">
      <style:paragraph-properties style:text-autospace="none"/>
      <style:text-properties style:letter-kerning="true"/>
    </style:style>
    <style:style style:name="Noter"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isposition_20_1" style:display-name="Disposition 1" style:family="paragraph">
      <style:paragraph-properties fo:margin-top="0cm" fo:margin-bottom="0.499cm" fo:text-align="start" style:justify-single-word="false" style:text-autospace="none" style:writing-mode="lr-tb"/>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isposition_20_2" style:display-name="Disposition 2" style:family="paragraph" style:parent-style-name="Disposition_20_1">
      <style:paragraph-properties fo:margin-top="0cm" fo:margin-bottom="0.4cm"/>
      <style:text-properties fo:font-size="24pt" style:font-size-asian="24pt" style:font-size-complex="24pt"/>
    </style:style>
    <style:style style:name="Disposition_20_3" style:display-name="Disposition 3" style:family="paragraph" style:parent-style-name="Disposition_20_2">
      <style:paragraph-properties fo:margin-top="0cm" fo:margin-bottom="0.3cm"/>
      <style:text-properties fo:font-size="20pt" style:font-size-asian="20pt" style:font-size-complex="20pt"/>
    </style:style>
    <style:style style:name="Disposition_20_4" style:display-name="Disposition 4" style:family="paragraph" style:parent-style-name="Disposition_20_3">
      <style:paragraph-properties fo:margin-top="0cm" fo:margin-bottom="0.199cm"/>
    </style:style>
    <style:style style:name="Disposition_20_5" style:display-name="Disposition 5" style:family="paragraph" style:parent-style-name="Disposition_20_4">
      <style:paragraph-properties fo:margin-top="0cm" fo:margin-bottom="0.101cm"/>
    </style:style>
    <style:style style:name="Disposition_20_6" style:display-name="Disposition 6" style:family="paragraph" style:parent-style-name="Disposition_20_5"/>
    <style:style style:name="Disposition_20_7" style:display-name="Disposition 7" style:family="paragraph" style:parent-style-name="Disposition_20_6"/>
    <style:style style:name="Disposition_20_8" style:display-name="Disposition 8" style:family="paragraph" style:parent-style-name="Disposition_20_7"/>
    <style:style style:name="Disposition_20_9" style:display-name="Disposition 9" style:family="paragraph" style:parent-style-name="Disposition_20_8"/>
    <style:style style:name="Standard_20_1_7e_LT_7e_Gliederung_20_1" style:display-name="Standard 1~LT~Gliederung 1" style:family="paragraph">
      <style:paragraph-properties fo:margin-top="0cm" fo:margin-bottom="0.499cm" fo:text-align="start" style:justify-single-word="false" style:text-autospace="none" style:writing-mode="lr-tb"/>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style:text-properties fo:font-size="24pt" style:font-size-asian="24pt" style:font-size-complex="24pt"/>
    </style:style>
    <style:style style:name="Standard_20_1_7e_LT_7e_Gliederung_20_3" style:display-name="Standard 1~LT~Gliederung 3" style:family="paragraph" style:parent-style-name="Standard_20_1_7e_LT_7e_Gliederung_20_2">
      <style:paragraph-properties fo:margin-top="0cm" fo:margin-bottom="0.3cm"/>
      <style:text-properties fo:font-size="20pt" style:font-size-asian="20pt" style:font-size-complex="20pt"/>
    </style:style>
    <style:style style:name="Standard_20_1_7e_LT_7e_Gliederung_20_4" style:display-name="Standard 1~LT~Gliederung 4" style:family="paragraph" style:parent-style-name="Standard_20_1_7e_LT_7e_Gliederung_20_3">
      <style:paragraph-properties fo:margin-top="0cm" fo:margin-bottom="0.199cm"/>
    </style:style>
    <style:style style:name="Standard_20_1_7e_LT_7e_Gliederung_20_5" style:display-name="Standard 1~LT~Gliederung 5" style:family="paragraph" style:parent-style-name="Standard_20_1_7e_LT_7e_Gliederung_20_4">
      <style:paragraph-properties fo:margin-top="0cm" fo:margin-bottom="0.101cm"/>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WW-Titel1"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 </meta:initial-creator>
    <meta:creation-date>2016-11-17T08:22:07.43</meta:creation-date>
    <meta:generator>OpenOffice/4.1.2$Win32 OpenOffice.org_project/412m3$Build-9782</meta:generator>
    <dc:date>2016-12-05T14:56:56</dc:date>
    <dc:creator>admin </dc:creator>
    <meta:editing-duration>PT14H53M38S</meta:editing-duration>
    <meta:editing-cycles>17</meta:editing-cycles>
    <meta:document-statistic meta:table-count="0" meta:image-count="2" meta:object-count="0" meta:page-count="15" meta:paragraph-count="330" meta:word-count="1569" meta:character-count="12127"/>
  </office:meta>
</office:document-meta>
</file>